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948000011E2A3A6579B.svm"/>
  <manifest:file-entry manifest:media-type="" manifest:full-path="Pictures/200000090000349C00000ADBEC57C556.svm"/>
  <manifest:file-entry manifest:media-type="" manifest:full-path="Pictures/2000000900001D900000082B4DFE7819.svm"/>
  <manifest:file-entry manifest:media-type="" manifest:full-path="Pictures/2000000900005933000023A9206DFE53.svm"/>
  <manifest:file-entry manifest:media-type="" manifest:full-path="Pictures/20000009000025D500000DDA0ED2DE84.svm"/>
  <manifest:file-entry manifest:media-type="" manifest:full-path="Pictures/200000090000289F00000EFD274EF1EA.svm"/>
  <manifest:file-entry manifest:media-type="" manifest:full-path="Pictures/2000000900004D1B0000253648824BFE.svm"/>
  <manifest:file-entry manifest:media-type="" manifest:full-path="Pictures/20000009000055E4000014289CDBFAB0.svm"/>
  <manifest:file-entry manifest:media-type="" manifest:full-path="Pictures/2000000900003F5C00003AD0068ED01A.svm"/>
  <manifest:file-entry manifest:media-type="" manifest:full-path="Pictures/2000000900001E7E0000086068673B98.svm"/>
  <manifest:file-entry manifest:media-type="" manifest:full-path="Pictures/200000090000666D00003F91F7651771.svm"/>
  <manifest:file-entry manifest:media-type="" manifest:full-path="Pictures/20000009000067AB000040B4D04E8F14.svm"/>
  <manifest:file-entry manifest:media-type="" manifest:full-path="Pictures/20000009000022D500000AC19F190169.svm"/>
  <manifest:file-entry manifest:media-type="" manifest:full-path="Pictures/2000000900002BB90000110FF4DEFAA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pin LEO</text:p>
      <text:p text:style-name="Standard"><text:s text:c="60"/>TP SAD</text:p>
      <text:p text:style-name="Standard"/>
      <text:p text:style-name="Standard"><draw:frame draw:style-name="fr1" draw:name="images1" text:anchor-type="paragraph" svg:x="1.265cm" svg:y="1.879cm" svg:width="13.467cm" svg:height="2.778cm" draw:z-index="0"><draw:image xlink:href="Pictures/200000090000349C00000ADBEC57C556.svm" xlink:type="simple" xlink:show="embed" xlink:actuate="onLoad"/></draw:frame></text:p>
      <text:p text:style-name="Standard"/>
      <text:p text:style-name="Standard"/>
      <text:p text:style-name="Standard"/>
      <text:p text:style-name="Standard">Je commence donc avec la programmation régulateur et des entrée sorties, je vais maintenant faire en sorte d'avoir une sortie de 50% pour une mesure de 50% pour régler la sortie d'air et ne plus la modifier par la suite...</text:p>
      <text:p text:style-name="Standard"><draw:frame draw:style-name="fr2" draw:name="images2" text:anchor-type="paragraph" svg:width="8.916cm" svg:height="2.753cm" draw:z-index="1"><draw:image xlink:href="Pictures/20000009000022D500000AC19F190169.svm" xlink:type="simple" xlink:show="embed" xlink:actuate="onLoad"/></draw:frame>Je vais maintenant régler mes action PID avec la méthode par approche successive...</text:p>
      <text:p text:style-name="Standard"><draw:frame draw:style-name="fr2" draw:name="images3" text:anchor-type="paragraph" svg:width="16.221cm" svg:height="15.057cm" draw:z-index="2"><draw:image xlink:href="Pictures/2000000900003F5C00003AD0068ED01A.svm" xlink:type="simple" xlink:show="embed" xlink:actuate="onLoad"/></draw:frame><text:soft-page-break/></text:p>
      <text:p text:style-name="Standard"/>
      <text:p text:style-name="Standard">J'ai commencé par régler Xp pour stabiliser la mesure et ensuit j'ai rajouter une action intégrale pour rattraper la consigne.. </text:p>
      <text:p text:style-name="Standard">Xp= 25</text:p>
      <text:p text:style-name="Standard">Ti= 9s</text:p>
      <text:p text:style-name="Standard">Td=0s</text:p>
      <text:p text:style-name="Standard">Régulateur P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rafcet et supervision...</text:p>
      <text:p text:style-name="Standard"/>
      <text:p text:style-name="Standard"><draw:frame draw:style-name="fr3" draw:name="images4" text:anchor-type="paragraph" svg:width="17cm" svg:height="10.55cm" draw:z-index="3"><draw:image xlink:href="Pictures/200000090000666D00003F91F7651771.svm" xlink:type="simple" xlink:show="embed" xlink:actuate="onLoad"/></draw:frame>L'orsque on appuie sur le boutton la consigne passe directement à 1,3 bars et la mesure suit...</text:p>
      <text:p text:style-name="Standard"><draw:frame draw:style-name="fr3" draw:name="images5" text:anchor-type="paragraph" svg:width="17cm" svg:height="10.61cm" draw:z-index="4"><draw:image xlink:href="Pictures/20000009000067AB000040B4D04E8F14.svm" xlink:type="simple" xlink:show="embed" xlink:actuate="onLoad"/></draw:frame>On voit que la pression est représenter dans la cuve, l'appuie sur le bouton à fait bouger la mesure et la consigne à 1,3 bar</text:p>
      <text:p text:style-name="Standard"/>
      <text:p text:style-name="Standard"/>
      <text:p text:style-name="Standard"/>
      <text:p text:style-name="Standard"/>
      <text:p text:style-name="Standard"><text:soft-page-break/>Bouton :</text:p>
      <text:p text:style-name="Standard"><draw:frame draw:style-name="fr3" draw:name="images8" text:anchor-type="paragraph" svg:width="17cm" svg:height="8.204cm" draw:z-index="7"><draw:image xlink:href="Pictures/2000000900004D1B0000253648824BFE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s6" text:anchor-type="paragraph" svg:width="7.805cm" svg:height="2.143cm" draw:z-index="5"><draw:image xlink:href="Pictures/2000000900001E7E0000086068673B98.svm" xlink:type="simple" xlink:show="embed" xlink:actuate="onLoad"/></draw:frame>J'ai changé l'échelle de la mesure pour obtenir une bonne plage...</text:p>
      <text:p text:style-name="Standard">J'ai donc changé les paramètres PID :</text:p>
      <text:p text:style-name="Standard"><draw:frame draw:style-name="fr1" draw:name="images7" text:anchor-type="paragraph" svg:x="4.24cm" svg:y="0.82cm" svg:width="7.569cm" svg:height="2.09cm" draw:z-index="6"><draw:image xlink:href="Pictures/2000000900001D900000082B4DFE7819.svm" xlink:type="simple" xlink:show="embed" xlink:actuate="onLoad"/></draw:frame></text:p>
      <text:p text:style-name="Standard">On voit le changement des paramètre ci dessus :</text:p>
      <text:p text:style-name="Standard">Je vais donc faire le grafcet pour avoir les 10seconde ou ma mesure vas etre de 1,3 b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s9" text:anchor-type="paragraph" svg:width="17cm" svg:height="6.795cm" draw:z-index="8"><draw:image xlink:href="Pictures/2000000900005933000023A9206DFE53.svm" xlink:type="simple" xlink:show="embed" xlink:actuate="onLoad"/></draw:frame><text:soft-page-break/>étape1 :</text:p>
      <text:p text:style-name="Standard"><draw:frame draw:style-name="fr2" draw:name="images10" text:anchor-type="paragraph" svg:width="9.686cm" svg:height="3.545cm" draw:z-index="9"><draw:image xlink:href="Pictures/20000009000025D500000DDA0ED2DE84.svm" xlink:type="simple" xlink:show="embed" xlink:actuate="onLoad"/></draw:frame>étape 2 :</text:p>
      <text:p text:style-name="Standard"><draw:frame draw:style-name="fr2" draw:name="images11" text:anchor-type="paragraph" svg:width="10.398cm" svg:height="3.836cm" draw:z-index="10"><draw:image xlink:href="Pictures/200000090000289F00000EFD274EF1EA.svm" xlink:type="simple" xlink:show="embed" xlink:actuate="onLoad"/></draw:frame>étape3 :</text:p>
      <text:p text:style-name="Standard"><draw:frame draw:style-name="fr2" draw:name="images12" text:anchor-type="paragraph" svg:width="11.194cm" svg:height="4.367cm" draw:z-index="11"><draw:image xlink:href="Pictures/2000000900002BB90000110FF4DEFAA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ransition : 1</text:p>
      <text:p text:style-name="Standard"><draw:frame draw:style-name="fr2" draw:name="images13" text:anchor-type="paragraph" svg:width="16.942cm" svg:height="4.997cm" draw:z-index="12"><draw:image xlink:href="Pictures/2000000900004948000011E2A3A6579B.svm" xlink:type="simple" xlink:show="embed" xlink:actuate="onLoad"/></draw:frame><draw:ellipse text:anchor-type="paragraph" draw:z-index="13" draw:style-name="gr1" draw:text-style-name="P1" svg:width="1.43cm" svg:height="0.869cm" svg:x="14.162cm" svg:y="0cm"><text:p/></draw:ellipse></text:p>
      <text:p text:style-name="Standard">Transition 3:</text:p>
      <text:p text:style-name="Standard"><draw:frame draw:style-name="fr1" draw:name="images14" text:anchor-type="paragraph" svg:x="0cm" svg:y="0.794cm" svg:width="16.969cm" svg:height="4.609cm" draw:z-index="14"><draw:image xlink:href="Pictures/20000009000055E4000014289CDBFAB0.svm" xlink:type="simple" xlink:show="embed" xlink:actuate="onLoad"/></draw:frame></text:p>
      <text:p text:style-name="Standard"><draw:ellipse text:anchor-type="paragraph" draw:z-index="15" draw:style-name="gr1" draw:text-style-name="P1" svg:width="1.43cm" svg:height="0.869cm" svg:x="11.94cm" svg:y="0.556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2-10T08:29:47.76</meta:creation-date>
    <meta:document-statistic meta:table-count="0" meta:image-count="14" meta:object-count="0" meta:page-count="6" meta:paragraph-count="22" meta:word-count="188" meta:character-count="1082"/>
    <dc:date>2020-02-10T11:16:03.48</dc:date>
    <meta:editing-duration>PT13S</meta:editing-duration>
    <meta:editing-cycles>1</meta:editing-cycles>
    <meta:generator>LibreOffice/3.3$Win32 LibreOffice_project/330m19$Build-202</meta:generator>
  </office:meta>
</office:document-meta>
</file>